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3A327260A0B9D4B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501"/>
    </style:style>
    <style:style style:name="P2" style:family="paragraph" style:parent-style-name="Standard">
      <style:paragraph-properties fo:text-align="start" style:justify-single-word="false"/>
      <style:text-properties officeooo:paragraph-rsid="001ae50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e501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b7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270194321702283219" text:style-name="L1">
        <text:list-item>
          <text:p text:style-name="P3">A 5<text:span text:style-name="T3">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205320354746251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205322193647075" text:continue-numbering="true" text:style-name="L1">
        <text:list-item>
          <text:p text:style-name="P3">Two children are playing tug-o-war. <text:s/>Juan has a mass of <text:span text:style-name="T3">5</text:span>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205321581032413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205321108119106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205320519279641" text:continue-numbering="true" text:style-name="L1">
        <text:list-item>
          <text:p text:style-name="P3">A car has a mass of <text:span text:style-name="T3">8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321743969660" text:continue-numbering="true" text:style-name="L1">
        <text:list-item>
          <text:p text:style-name="P3">A crane lifts a 1<text:span text:style-name="T3">1</text:span>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321131013739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322247765438" text:continue-numbering="true" text:style-name="L1">
        <text:list-item>
          <text:p text:style-name="P3"><text:soft-page-break/>You push a box across the floor with a force of 5<text:span text:style-name="T3">5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205320883954736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05321449945554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05321596698602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205321029396909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205321472071577" text:continue-numbering="true" text:style-name="L1">
        <text:list-item>
          <text:p text:style-name="P3">A 0.00<text:span text:style-name="T3">7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205322204848803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205321520765538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205320729328163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A327260A0B9D4B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53:20.09649179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9:20.507989742</meta:creation-date>
    <meta:editing-duration>PT3M45S</meta:editing-duration>
    <meta:editing-cycles>5</meta:editing-cycles>
    <meta:generator>LibreOffice/5.0.6.2$Linux_X86_64 LibreOffice_project/00$Build-2</meta:generator>
    <dc:date>2016-08-29T20:53:20.068853150</dc:date>
    <meta:document-statistic meta:table-count="0" meta:image-count="2" meta:object-count="0" meta:page-count="2" meta:paragraph-count="25" meta:word-count="316" meta:character-count="1489" meta:non-whitespace-character-count="1168"/>
  </office:meta>
</office:document-meta>
</file>